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fo:font-size="18pt" fo:font-weight="bold" style:font-size-asian="18pt" style:font-weight-asian="bold" style:font-size-complex="18pt" style:font-weight-complex="bold"/>
    </style:style>
    <style:style style:name="P2" style:family="paragraph" style:parent-style-name="Standard">
      <style:text-properties style:font-name="Liberation Sans"/>
    </style:style>
    <style:style style:name="P3" style:family="paragraph" style:parent-style-name="Standard">
      <style:text-properties style:font-name="Liberation Sans" fo:font-size="14pt" fo:font-weight="bold" style:font-size-asian="14pt" style:font-weight-asian="bold" style:font-size-complex="14pt" style:font-weight-complex="bold"/>
    </style:style>
    <style:style style:name="P4" style:family="paragraph" style:parent-style-name="Standard">
      <style:text-properties style:font-name="Liberation Sans" officeooo:paragraph-rsid="0029ae96"/>
    </style:style>
    <style:style style:name="P5" style:family="paragraph" style:parent-style-name="Standard">
      <style:text-properties style:font-name="Liberation Sans" officeooo:paragraph-rsid="0027c225"/>
    </style:style>
    <style:style style:name="P6" style:family="paragraph" style:parent-style-name="Standard">
      <style:text-properties style:font-name="Liberation Sans" fo:font-size="14pt" fo:font-weight="bold" officeooo:paragraph-rsid="0027c225" style:font-size-asian="14pt" style:font-weight-asian="bold" style:font-size-complex="14pt" style:font-weight-complex="bold"/>
    </style:style>
    <style:style style:name="P7" style:family="paragraph" style:parent-style-name="Standard">
      <style:text-properties style:font-name="Liberation Sans" officeooo:paragraph-rsid="001c49a9"/>
    </style:style>
    <style:style style:name="P8" style:family="paragraph" style:parent-style-name="Standard">
      <style:text-properties style:font-name="Liberation Sans" officeooo:paragraph-rsid="001acd03"/>
    </style:style>
    <style:style style:name="P9" style:family="paragraph" style:parent-style-name="Standard">
      <style:text-properties style:font-name="Liberation Sans" officeooo:paragraph-rsid="002d0667"/>
    </style:style>
    <style:style style:name="P10" style:family="paragraph" style:parent-style-name="Standard">
      <style:text-properties style:font-name="Liberation Sans" fo:font-weight="bold" officeooo:paragraph-rsid="0029ae96" style:font-weight-asian="bold" style:font-weight-complex="bold"/>
    </style:style>
    <style:style style:name="P11" style:family="paragraph" style:parent-style-name="Standard">
      <style:text-properties style:font-name="Liberation Sans" officeooo:paragraph-rsid="001c4bf5"/>
    </style:style>
    <style:style style:name="P12" style:family="paragraph" style:parent-style-name="Standard">
      <style:text-properties style:font-name="Liberation Sans" fo:font-weight="bold" style:font-weight-asian="bold" style:font-weight-complex="bold"/>
    </style:style>
    <style:style style:name="P13" style:family="paragraph" style:parent-style-name="Standard">
      <style:text-properties style:font-name="Liberation Sans" fo:font-weight="bold" officeooo:paragraph-rsid="0013eb01" style:font-weight-asian="bold" style:font-weight-complex="bold"/>
    </style:style>
    <style:style style:name="P14" style:family="paragraph" style:parent-style-name="Standard">
      <style:text-properties style:font-name="Liberation Sans" officeooo:paragraph-rsid="00233ee7"/>
    </style:style>
    <style:style style:name="P15" style:family="paragraph" style:parent-style-name="Standard">
      <style:text-properties style:font-name="Liberation Sans" officeooo:paragraph-rsid="00214460"/>
    </style:style>
    <style:style style:name="P16" style:family="paragraph" style:parent-style-name="Standard">
      <style:text-properties style:font-name="Liberation Sans" fo:font-weight="bold" officeooo:paragraph-rsid="00214460" style:font-weight-asian="bold" style:font-weight-complex="bold"/>
    </style:style>
    <style:style style:name="P17" style:family="paragraph" style:parent-style-name="Standard">
      <style:text-properties style:font-name="Liberation Sans" fo:font-weight="bold" officeooo:paragraph-rsid="00233ee7" style:font-weight-asian="bold" style:font-weight-complex="bold"/>
    </style:style>
    <style:style style:name="P18" style:family="paragraph" style:parent-style-name="Standard">
      <style:text-properties style:font-name="Liberation Sans" fo:font-weight="normal" officeooo:paragraph-rsid="00233ee7" style:font-weight-asian="normal" style:font-weight-complex="normal"/>
    </style:style>
    <style:style style:name="P19" style:family="paragraph" style:parent-style-name="Text_20_body">
      <style:text-properties style:font-name="Liberation Sans" officeooo:paragraph-rsid="0029ae96"/>
    </style:style>
    <style:style style:name="P20" style:family="paragraph" style:parent-style-name="Text_20_body">
      <style:text-properties style:font-name="Liberation Sans" fo:font-weight="bold" officeooo:rsid="0029ae96" officeooo:paragraph-rsid="0029ae96" style:font-weight-asian="bold" style:font-weight-complex="bold"/>
    </style:style>
    <style:style style:name="P21" style:family="paragraph" style:parent-style-name="Text_20_body">
      <style:text-properties style:font-name="Liberation Sans" officeooo:rsid="0029ae96" officeooo:paragraph-rsid="0029ae96"/>
    </style:style>
    <style:style style:name="T1" style:family="text">
      <style:text-properties officeooo:rsid="00214460"/>
    </style:style>
    <style:style style:name="T2" style:family="text">
      <style:text-properties officeooo:rsid="001c49a9"/>
    </style:style>
    <style:style style:name="T3" style:family="text">
      <style:text-properties officeooo:rsid="001acd03"/>
    </style:style>
    <style:style style:name="T4" style:family="text">
      <style:text-properties officeooo:rsid="0027c225"/>
    </style:style>
    <style:style style:name="T5" style:family="text">
      <style:text-properties officeooo:rsid="0029ae96"/>
    </style:style>
    <style:style style:name="T6" style:family="text">
      <style:text-properties officeooo:rsid="002481d0"/>
    </style:style>
    <style:style style:name="T7" style:family="text">
      <style:text-properties fo:font-size="14pt" fo:font-weight="bold" style:font-size-asian="14pt" style:font-weight-asian="bold" style:font-size-complex="14pt" style:font-weight-complex="bold"/>
    </style:style>
    <style:style style:name="T8" style:family="text">
      <style:text-properties fo:font-weight="bold" style:font-weight-asian="bold" style:font-weight-complex="bold"/>
    </style:style>
    <style:style style:name="T9" style:family="text">
      <style:text-properties fo:font-weight="bold" officeooo:rsid="001c49a9" style:font-weight-asian="bold" style:font-weight-complex="bold"/>
    </style:style>
    <style:style style:name="T10" style:family="text">
      <style:text-properties officeooo:rsid="001c4bf5"/>
    </style:style>
    <style:style style:name="T11" style:family="text">
      <style:text-properties fo:font-weight="bold" officeooo:rsid="001fecc3" style:font-weight-asian="bold" style:font-weight-complex="bold"/>
    </style:style>
    <style:style style:name="T12" style:family="text">
      <style:text-properties fo:font-weight="normal" style:font-weight-asian="normal" style:font-weight-complex="normal"/>
    </style:style>
    <style:style style:name="T13" style:family="text">
      <style:text-properties officeooo:rsid="001262ce"/>
    </style:style>
    <style:style style:name="T14" style:family="text">
      <style:text-properties officeooo:rsid="0022e670"/>
    </style:style>
    <style:style style:name="T15" style:family="text">
      <style:text-properties officeooo:rsid="00164d7d"/>
    </style:style>
    <style:style style:name="T16" style:family="text">
      <style:text-properties officeooo:rsid="00233ee7"/>
    </style:style>
    <style:style style:name="T17" style:family="text">
      <style:text-properties fo:font-weight="bold" officeooo:rsid="00164d7d" style:font-weight-asian="bold" style:font-weight-complex="bold"/>
    </style:style>
    <style:style style:name="T18" style:family="text">
      <style:text-properties officeooo:rsid="001e18d2"/>
    </style:style>
    <style:style style:name="T19" style:family="text">
      <style:text-properties officeooo:rsid="00139d0f"/>
    </style:style>
    <style:style style:name="T20" style:family="text">
      <style:text-properties fo:font-weight="bold" officeooo:rsid="001262ce" style:font-weight-asian="bold" style:font-weight-complex="bold"/>
    </style:style>
    <style:style style:name="T21" style:family="text">
      <style:text-properties fo:font-weight="normal" officeooo:rsid="0027c225" style:font-weight-asian="normal" style:font-weight-complex="normal"/>
    </style:style>
    <style:style style:name="T22" style:family="text">
      <style:text-properties fo:font-weight="bold" officeooo:rsid="0018bfd7" style:font-weight-asian="bold" style:font-weight-complex="bold"/>
    </style:style>
    <style:style style:name="T23" style:family="text">
      <style:text-properties officeooo:rsid="0018bfd7"/>
    </style:style>
    <style:style style:name="T24" style:family="text">
      <style:text-properties fo:font-weight="bold" officeooo:rsid="00159b56" style:font-weight-asian="bold" style:font-weight-complex="bold"/>
    </style:style>
    <style:style style:name="T25" style:family="text">
      <style:text-properties officeooo:rsid="00159b56"/>
    </style:style>
    <style:style style:name="T26" style:family="text">
      <style:text-properties officeooo:rsid="0015153a"/>
    </style:style>
    <style:style style:name="T27" style:family="text">
      <style:text-properties officeooo:rsid="00180b44"/>
    </style:style>
    <style:style style:name="T28" style:family="text">
      <style:text-properties fo:font-weight="bold" officeooo:rsid="0022f0af" style:font-weight-asian="bold" style:font-weight-complex="bold"/>
    </style:style>
    <style:style style:name="T29" style:family="text">
      <style:text-properties officeooo:rsid="0022f0af"/>
    </style:style>
    <style:style style:name="T30" style:family="text">
      <style:text-properties officeooo:rsid="001fecc3"/>
    </style:style>
    <style:style style:name="T31" style:family="text">
      <style:text-properties fo:font-weight="bold" officeooo:rsid="002481d0"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lberto Lopes</text:p>
      <text:p text:style-name="P2">Desenvolvedor Full Stack | TypeScript | JavaScript | Next.js | React | Node | Express <text:span text:style-name="T1">| Backend</text:span></text:p>
      <text:p text:style-name="P2"/>
      <text:p text:style-name="P3">Resumo Profissional</text:p>
      <text:p text:style-name="P2"/>
      <text:p text:style-name="P4">Desenvolvedor full stack com experiência prática em integração de APIs de terceiros utilizando OAuth, além de proteção de rotas, autenticação e autorização com JWT. Criador do <text:span text:style-name="T2">SaaS</text:span> ShopTurbo, um sistema ERP com integração <text:span text:style-name="T3">com API</text:span> oficial da Shopee. Possuo experiência no desenvolvimento de projetos frontend e backend desde a concepção até chegar ao deploy, incluindo levantamento de requisitos com cliente, aquisição de domínio, configuração de DNS, subdomínios e conexão com bancos de dados <text:span text:style-name="T3">externos</text:span>. Sou entusiasta, fã e usuário do ecossistema Linux. <text:span text:style-name="T4">Além disso, criei um canal no YouTube</text:span><text:span text:style-name="T5">(</text:span><text:a xlink:type="simple" xlink:href="https://www.youtube.com/@codigodesbugado" text:style-name="Internet_20_link" text:visited-style-name="Visited_20_Internet_20_Link"><text:span text:style-name="T6">@codigodesbugado</text:span></text:a><text:span text:style-name="T5">)</text:span><text:span text:style-name="T4"> para ajudar iniciantes entender conceitos de programação.</text:span></text:p>
      <text:p text:style-name="P2"/>
      <text:p text:style-name="P2">Aberto a oportunidades que me permitam aprender, crescer e contribuir de forma prática em projetos que geram valor na empresa e nas pessoas.</text:p>
      <text:p text:style-name="P2"/>
      <text:p text:style-name="P5"><text:span text:style-name="T7">Habilidades comportamentais</text:span><text:line-break/><text:line-break/>Tenho muita facilidade em me relacionar com as pessoas, busco dar meu melhor em tudo que faço e estou sempre aberto à críticas e opniões. Comunicativo, dedicado, responsável, possuo muita vontade de aprender ainda mais.</text:p>
      <text:p text:style-name="P2"/>
      <text:p text:style-name="P6">Habilidades <text:span text:style-name="T4">t</text:span>écnicas</text:p>
      <text:p text:style-name="P2"/>
      <text:p text:style-name="P2"><text:span text:style-name="T8">- </text:span>Linguagens de Programação: TypeScript, JavaScript</text:p>
      <text:p text:style-name="P4"><text:span text:style-name="T8">- </text:span>Frontend: Next.js, React, TailwindCSS, HTML, CSS</text:p>
      <text:p text:style-name="P4"><text:span text:style-name="T8">- </text:span>Backend: Node.js, Express, APIs REST, Handlebars</text:p>
      <text:p text:style-name="P4"><text:span text:style-name="T8">- </text:span>Bancos de Dados: PostgreSQL, MySQL, Redis, Prisma ORM</text:p>
      <text:p text:style-name="P4"><text:span text:style-name="T8">- </text:span>Autenticação <text:span text:style-name="T1">e</text:span> Autorização: JWT, OAuth</text:p>
      <text:p text:style-name="P4"><text:span text:style-name="T8">- </text:span>Versionamento e Colaboração: Git, GitHub</text:p>
      <text:p text:style-name="P4"><text:span text:style-name="T8">- </text:span>Infra: Docker, Linux</text:p>
      <text:p text:style-name="P2"/>
      <text:p text:style-name="P3">Projetos Relevantes</text:p>
      <text:p text:style-name="P2"/>
      <text:p text:style-name="P4"><text:span text:style-name="T8">- Shopturbo-server</text:span> (API) — <text:span text:style-name="T2">disponível em </text:span><text:a xlink:type="simple" xlink:href="https://shopturbo-api.gilbertolopes.dev/" text:style-name="Internet_20_link" text:visited-style-name="Visited_20_Internet_20_Link">https://shopturbo-api.gilbertolopes.dev</text:a></text:p>
      <text:p text:style-name="P7"/>
      <text:p text:style-name="P7"><text:span text:style-name="T3">Uma </text:span>API REST <text:span text:style-name="T2">desenvolvida usando</text:span> Node.js, TypeScript, Express, Prisma ORM, Postgres, Docker, <text:span text:style-name="T3">para </text:span><text:span text:style-name="T2">fazer</text:span> a integração <text:span text:style-name="T3">do </text:span><text:span text:style-name="T2">meu SaaS</text:span><text:span text:style-name="T3"> ShoptTurbo</text:span> com a API oficial da Shopee.</text:p>
      <text:p text:style-name="P8"/>
      <text:p text:style-name="P4"><text:span text:style-name="T8">- Shop</text:span><text:span text:style-name="T9">T</text:span><text:span text:style-name="T8">urbo</text:span> — <text:span text:style-name="T2">disponível em </text:span><text:a xlink:type="simple" xlink:href="https://shopturbo.gilbertolopes.dev/" text:style-name="Internet_20_link" text:visited-style-name="Visited_20_Internet_20_Link">https://shopturbo.gilbertolopes.dev</text:a></text:p>
      <text:p text:style-name="P7"/>
      <text:p text:style-name="P9"><text:span text:style-name="T2">Meu próprio SaaS, um s</text:span>istema ERP <text:span text:style-name="T2">desenvolvido</text:span> <text:span text:style-name="T2">usando</text:span> JavaScript, Next.js, React e TailwindCSS<text:span text:style-name="T10">,</text:span> para <text:span text:style-name="T2">pessoas que possuem loja na</text:span> Shopee, <text:span text:style-name="T2">para que possam</text:span> <text:span text:style-name="T2">gerenciar seus</text:span> produtos, vendas, <text:span text:style-name="T10">lucros, </text:span><text:span text:style-name="T1">custos</text:span><text:span text:style-name="T10"> entre outras funcionalidades.</text:span></text:p>
      <text:p text:style-name="P2"/>
      <text:p text:style-name="P10"/>
      <text:p text:style-name="P4"><text:soft-page-break/><text:span text:style-name="T8">- Funny rede social</text:span> — <text:span text:style-name="T2">disponível em </text:span><text:a xlink:type="simple" xlink:href="https://funny.gilbertolopes.dev/" text:style-name="Internet_20_link" text:visited-style-name="Visited_20_Internet_20_Link">https://funny.gilbertolopes.dev</text:a></text:p>
      <text:p text:style-name="P11"/>
      <text:p text:style-name="P9"><text:span text:style-name="T10">Uma r</text:span>ede social desenvolvida <text:span text:style-name="T2">usando</text:span> JavaScript, Node.js, Express e Handlebars, que permite aos usuários fazer publicações com texto e/<text:span text:style-name="T10">ou</text:span> imagens, conectar-se com amigos e interagir em uma plataforma social “clean” e divertida.</text:p>
      <text:p text:style-name="P2"/>
      <text:p text:style-name="P4"><text:span text:style-name="T8">- Port</text:span><text:span text:style-name="T11">i</text:span><text:span text:style-name="T8">fólio</text:span> — <text:span text:style-name="T2">disponível em </text:span><text:a xlink:type="simple" xlink:href="https://gilbertolopes.dev/" text:style-name="Internet_20_link" text:visited-style-name="Visited_20_Internet_20_Link">https://gilbertolopes.dev</text:a></text:p>
      <text:p text:style-name="P11"/>
      <text:p text:style-name="P2">Apresentação das minhas habilidades, conhecimentos e projetos.</text:p>
      <text:p text:style-name="P2"/>
      <text:p text:style-name="P3">Experiência profissional</text:p>
      <text:p text:style-name="P12"><text:span text:style-name="T12"/></text:p>
      <text:p text:style-name="P12">Desenvolvedor <text:span text:style-name="T10">Backend</text:span></text:p>
      <text:p text:style-name="P13"><text:span text:style-name="T12">Freelance</text:span><text:span text:style-name="T13"> </text:span><text:span text:style-name="T12">- julho/2024 / dezembro/2025</text:span></text:p>
      <text:p text:style-name="P2"/>
      <text:p text:style-name="P4"><text:span text:style-name="T8">- </text:span>Desenvolvi a API do sistema ShopTurbo ERP, o que facilitou muito fazer a integração do <text:span text:style-name="T1">meu SaaS </text:span>ShopTurbo com a API da Shopee.<text:line-break/><text:line-break/><text:span text:style-name="T8">- </text:span>Coletei requisitos, informações e dores em reuniões por chamadas de vídeo com o próprio cliente. <text:line-break/><text:line-break/><text:span text:style-name="T8">- </text:span>Criei conta de desenvolvedor na Shopee Open Platform Console para obter o PARTNER_ID e PARTNER_KEY.<text:line-break/><text:line-break/><text:span text:style-name="T8">- </text:span>Desenvolvi todas as rotas para integração com a API oficial da Shopee, incluindo rota para criação da <text:span text:style-name="T14">URL</text:span> de autorização, rota de callback para obter o token de acesso da API da Shopee logo após usuário conceder autorização para minha api consumir os dados da loja Shopee dele, rota para atualizar o token de acesso usando refresh token, entre outras <text:span text:style-name="T10">funcionalidades.</text:span></text:p>
      <text:p text:style-name="P14"/>
      <text:p text:style-name="P4"><text:span text:style-name="T8">- </text:span>Implementei <text:s/><text:span text:style-name="T15">tratamento de </text:span><text:span text:style-name="T16">erros</text:span><text:span text:style-name="T15"> e mensagens de log</text:span><text:span text:style-name="T16">s</text:span><text:span text:style-name="T15"> padronizadas para facilitar diagnóstico em produção </text:span><text:span text:style-name="T16">e facilitar o debug em desenvolvimento</text:span><text:span text:style-name="T15">. </text:span></text:p>
      <text:p text:style-name="P15"/>
      <text:p text:style-name="P4"><text:span text:style-name="T17">- </text:span><text:span text:style-name="T15">Estruturei o projeto em arquitetura em camadas (domains / infra / controllers / repositories / services), aplicando padrões de repositório e separação de responsabilidades para facilitar </text:span><text:span text:style-name="T1">compreenção e </text:span><text:span text:style-name="T15">manutenção </text:span><text:span text:style-name="T1">do projeto.</text:span><text:line-break/><text:line-break/><text:span text:style-name="T8">- </text:span>Desenvolvi rotas para o gerenciamento dos produtos, venda, loja <text:span text:style-name="T18">e outros</text:span>. <text:line-break/><text:line-break/><text:span text:style-name="T8">- </text:span>Adquiri um domínio, configurei DNS, subdomínios, conexão com bancos de dados externo e coloquei em produção disponível em https://shopturbo-api.gilbertolopes.dev.<text:line-break/><text:line-break/><text:span text:style-name="T8">- </text:span>Implementei a API em Node.js, TypeScript, Express, Prisma ORM, Docker para Postgres.</text:p>
      <text:p text:style-name="P15"/>
      <text:p text:style-name="P4"><text:span text:style-name="T17">- </text:span><text:span text:style-name="T15">Documentei detalhadamente, fluxo de integração </text:span><text:span text:style-name="T16">com a API da Shopee, </text:span><text:span text:style-name="T15">endpoints </text:span><text:span text:style-name="T16">disponíveis</text:span><text:span text:style-name="T15">, exemplos de requisiçõ</text:span><text:span text:style-name="T16">es</text:span><text:span text:style-name="T15">, </text:span><text:span text:style-name="T16">explicando cada um dos parâmetros,</text:span><text:span text:style-name="T15"> arquitetura e instruções de instalação, seed, o que melhorou a manutenção do sistema e facilita bastante o entendimento do projeto </text:span><text:span text:style-name="T6">por</text:span><text:span text:style-name="T15"> outros desenvolvedores.</text:span></text:p>
      <text:p text:style-name="P16"/>
      <text:p text:style-name="P17"><text:soft-page-break/>Desenvolvedor <text:span text:style-name="T19">Frontend</text:span></text:p>
      <text:p text:style-name="P14"><text:span text:style-name="T12">Freelance</text:span><text:span text:style-name="T20"> </text:span><text:span text:style-name="T12">- julho/2024 / </text:span><text:span text:style-name="T21">janeiro</text:span><text:span text:style-name="T12">/202</text:span><text:span text:style-name="T21">6</text:span></text:p>
      <text:p text:style-name="P18"/>
      <text:p text:style-name="P4"><text:span text:style-name="T22">- </text:span><text:span text:style-name="T23">Desenvolvi uma interface com</text:span> um painel de gestão de loja,<text:span text:style-name="T15"> tabelas para facilitar visualização</text:span> <text:span text:style-name="T15">de impostos, tarifas da shopee, custos e lucros da loja</text:span>.</text:p>
      <text:p text:style-name="P14"/>
      <text:p text:style-name="P4"><text:span text:style-name="T24">- </text:span><text:span text:style-name="T25">Implementei</text:span> gerenciamento de estado<text:span text:style-name="T25">s usando </text:span>Context API, para manter dados da loja e produtos acessíveis entre páginas e componentes. <text:span text:style-name="T25">Reduzindo consideravelmente o número de requisições ao backend, melhorando performance e a experiência do usuário.</text:span></text:p>
      <text:p text:style-name="P14"/>
      <text:p text:style-name="P4"><text:span text:style-name="T8">- </text:span>Implementei o fluxo de integração OAuth com a Shopee na camada frontend, redirecionamento para a URL de autorização e tratamento do feedback ao usuário <text:span text:style-name="T15">com </text:span>loading <text:span text:style-name="T15">e</text:span> modais de sucesso <text:span text:style-name="T26">ou </text:span>erro <text:span text:style-name="T15">para melhor experiência do usuário</text:span>.</text:p>
      <text:p text:style-name="P14"/>
      <text:p text:style-name="P4"><text:span text:style-name="T8">- </text:span>Criei Server Actions e funções de integração para <text:span text:style-name="T26">comunicação com</text:span> a API <text:span text:style-name="T26">ShopTurbo (</text:span>backend <text:span text:style-name="T26">do projeto), para </text:span><text:span text:style-name="T25">obter </text:span><text:span text:style-name="T27">o</text:span><text:span text:style-name="T26"> token de acesso da </text:span><text:span text:style-name="T27">API</text:span><text:span text:style-name="T26"> da Shopee, recupera</text:span><text:span text:style-name="T25">r dados de produtos, pedidos e loja.</text:span></text:p>
      <text:p text:style-name="P14"/>
      <text:p text:style-name="P4"><text:span text:style-name="T28">- </text:span><text:span text:style-name="T29">D</text:span><text:span text:style-name="T14">iminuir o uso de memória, </text:span><text:span text:style-name="T29">prevenir um possível travamento ou lentidão</text:span><text:span text:style-name="T14"> </text:span><text:span text:style-name="T29">e </text:span><text:span text:style-name="T14">melhor</text:span><text:span text:style-name="T29">ei o </text:span><text:span text:style-name="T14">tempo de resposta </text:span><text:span text:style-name="T29">com a implementação de paginação na página de produtos.</text:span></text:p>
      <text:p text:style-name="P14"/>
      <text:p text:style-name="P4"><text:span text:style-name="T8">- </text:span>Implementei middleware de autenticação, proteção de rotas e gestão de sessão com JWT para segurança do frontend.</text:p>
      <text:p text:style-name="P14"/>
      <text:p text:style-name="P9"><text:span text:style-name="T8">- </text:span>Desenvolvi a interface web do ShopTurbo usando JavaScript, Next.js, React e TailwindCSS.</text:p>
      <text:p text:style-name="P14"/>
      <text:p text:style-name="P4"><text:span text:style-name="T8">- </text:span>Documentei tudo detalhadamente, o que melhorou a manutenção do sistema como um todo e facilita bastante o entendimento do projeto para outros desenvolvedores.</text:p>
      <text:p text:style-name="P14"/>
      <text:p text:style-name="P19"><text:span text:style-name="T17">- </text:span><text:span text:style-name="T15">Importante dizer que o projeto ainda está em desenvolvimento. </text:span><text:span text:style-name="T27">A </text:span><text:span text:style-name="T15">cada nova funcionalidade eu faço reunião com o cliente para </text:span><text:span text:style-name="T27">mostrar,</text:span><text:span text:style-name="T15"> test</text:span><text:span text:style-name="T27">ar</text:span><text:span text:style-name="T15"> e coletar o feedback dele.</text:span></text:p>
      <text:p text:style-name="P19"/>
      <text:p text:style-name="P20">Preparador de Processos / Líder Técnico de Processos de Injeção</text:p>
      <text:p text:style-name="P21">Grendene S/A – janeiro/2011 / janeiro/2013</text:p>
      <text:p text:style-name="P21"/>
      <text:p text:style-name="P19">Entrei na Grendene como ajudante de produção e com apenas <text:span text:style-name="T18">6</text:span> meses de trabalho fui promovido ao cargo de Preparador de Processos/Líder Técnico de Processos de Injeção.</text:p>
      <text:p text:style-name="P2"/>
      <text:p text:style-name="P4"><text:span text:style-name="T8">- </text:span>Responsável por configurar as máquinas injetoras para garantir produção e qualidade de processos.</text:p>
      <text:p text:style-name="P2"/>
      <text:p text:style-name="P4"><text:span text:style-name="T8">- </text:span>Comunicação com outras equipes dos demais setores da fábrica para resolver problemas da linha de produção.</text:p>
      <text:p text:style-name="P4"><text:soft-page-break/><text:span text:style-name="T8">- </text:span>Responsável pela qualidade dos produtos e o treinamento de equipes das máquinas à mim atribuídas.</text:p>
      <text:p text:style-name="P3"/>
      <text:p text:style-name="P3">Formação e cursos</text:p>
      <text:p text:style-name="P2"/>
      <text:p text:style-name="P4"><text:span text:style-name="T8">- </text:span>Tecnólogo em Petróleo e Gás — FASB</text:p>
      <text:p text:style-name="P4"><text:span text:style-name="T8">- </text:span>Lógica de programação e algorítimos — Curso em Vídeo prof. Gustavo Guanabara</text:p>
      <text:p text:style-name="P4"><text:span text:style-name="T8">- </text:span>JavaScript do básico ao avançado — Hora de Codar prof. Matheus Battisti</text:p>
      <text:p text:style-name="P4"><text:span text:style-name="T8">- </text:span>TypeScript — CFB cursos prof. Bruno Pinho Campos</text:p>
      <text:p text:style-name="P4"><text:span text:style-name="T8">- </text:span>Banco de dados MySQL — Curso em Vídeo prof. Gustavo Guanabara</text:p>
      <text:p text:style-name="P4"><text:span text:style-name="T8">- </text:span>JavaScript — Curso em Vídeo prof. Gustavo Guanabara</text:p>
      <text:p text:style-name="P4"><text:span text:style-name="T8">- </text:span>HTML5 e CSS3 — Curso em Vídeo prof. Gustavo Guanabara</text:p>
      <text:p text:style-name="P4"><text:span text:style-name="T8">- </text:span>Linux básico — Hora de Codar prof. Matheus Battisti</text:p>
      <text:p text:style-name="P2"/>
      <text:p text:style-name="P3">Disponibilidade e Contato</text:p>
      <text:p text:style-name="P2"/>
      <text:p text:style-name="P4"><text:span text:style-name="T8">- </text:span>Email: developer.gilberto@gmail.com</text:p>
      <text:p text:style-name="P4"><text:span text:style-name="T8">- </text:span>GitHub: <text:a xlink:type="simple" xlink:href="https://github.com/developer-gilberto" text:style-name="Internet_20_link" text:visited-style-name="Visited_20_Internet_20_Link">https://github.com/developer-gilberto</text:a></text:p>
      <text:p text:style-name="P4"><text:span text:style-name="T8">- </text:span>LinkedIn: <text:a xlink:type="simple" xlink:href="https://linkedin.com/in/gilbertolopes-dev" text:style-name="Internet_20_link" text:visited-style-name="Visited_20_Internet_20_Link">https://linkedin.com/in/gilbertolopes-dev</text:a></text:p>
      <text:p text:style-name="P4"><text:span text:style-name="T8">- </text:span>Port<text:span text:style-name="T30">i</text:span>fólio: <text:a xlink:type="simple" xlink:href="https://gilbertolopes.dev/" text:style-name="Internet_20_link" text:visited-style-name="Visited_20_Internet_20_Link">https://gilbertolopes.dev</text:a></text:p>
      <text:p text:style-name="P4"><text:span text:style-name="T31">- </text:span><text:span text:style-name="T6">YouTube: </text:span><text:a xlink:type="simple" xlink:href="https://www.youtube.com/@codigodesbugado" text:style-name="Internet_20_link" text:visited-style-name="Visited_20_Internet_20_Link"><text:span text:style-name="T6">https://www.youtube.com/@codigodesbugado</text:span></text: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4T16:39:41.452766966</meta:creation-date>
    <dc:date>2026-01-17T11:32:33.671835835</dc:date>
    <meta:editing-duration>PT1H6M59S</meta:editing-duration>
    <meta:editing-cycles>17</meta:editing-cycles>
    <meta:generator>LibreOffice/25.8.4.2$Linux_X86_64 LibreOffice_project/580$Build-2</meta:generator>
    <meta:print-date>2026-01-16T18:31:29.879408573</meta:print-date>
    <meta:printed-by>PDF files</meta:printed-by>
    <dc:description>Desenvolvedor full stack com experiência prática em integração de APIs de terceiros utilizando OAuth, além de proteção de rotas, autenticação e autorização com JWT. Criador do ShopTurbo, um sistema ERP com integração à plataforma oficial da Shopee. Possuo experiência no desenvolvimento de projetos frontend e backend desde a concepção até chegar ao deploy, incluindo levantamento de requisitos com cliente, aquisição de domínio, configuração de DNS, subdomínios e conexão com bancos de dados. Sou entusiasta, fã e usuário do ecossistema Linux. 

Aberto a oportunidades que me permitam aprender, crescer e contribuir de forma prática em projetos que geram valor na empresa e nas pessoas.


Vaga Desenvolvedor Full Stack Backend TypeScript JavaScript Next.js React Node Express Currículo Next js ts Node.js NodeJs NextJs React.js ReactJs back end back-end full-stack currículo curriculo Gilberto Lopes Next.js React TailwindCSS Tailwind HTML html5 CSS css3 BackendNode ExpressJs Express Express.js APIs API REST restfull rest full Handlebars PostgreSQL MySQL Redis Prisma ORM JWT OAuth Git GitHub</dc:description>
    <meta:keyword>Vaga Desenvolvedor Full Stack Backend TypeScript JavaScript Next.js React Node Express Currículo Next js ts Node.js NodeJs NextJs React.js ReactJs back end back-end full-stack currículo curriculo Gilberto Lopes Next.js React TailwindCSS Tailwind HTML html5 CSS css3 BackendNode ExpressJs Express Express.js APIs API REST restfull rest full Handlebars PostgreSQL MySQL Redis Prisma ORM JWT OAuth Git GitHub</meta:keyword>
    <dc:contributor>Gilberto Lopes</dc:contributor>
    <dc:type>Currículo</dc:type>
    <dc:subject>Vaga Currículo Desenvolvedor de software TypeScript JavaScript Next.js React  Node.js NodeJs Node Express Full Stack Backend</dc:subject>
    <dc:title>Desenvolvedor de software | TypeScript | JavaScript | Next.js | React | Node.js | NodeJs | Node | Express | Full Stack | Backend</dc:title>
    <meta:document-statistic meta:table-count="0" meta:image-count="0" meta:object-count="0" meta:page-count="4" meta:paragraph-count="62" meta:word-count="1051" meta:character-count="7167" meta:non-whitespace-character-count="6154"/>
    <meta:user-defined meta:name="Category">Currículo</meta:user-defined>
    <meta:user-defined meta:name="Creator">Gilberto Lopes</meta:user-defined>
    <meta:user-defined meta:name="Description">Desenvolvedor full stack com experiência prática em integração de APIs de terceiros utilizando OAuth, além de proteção de rotas, autenticação e autorização com JWT. Criador do ShopTurbo, um sistema ERP com integração à plataforma oficial da Shopee. Possuo experiência no desenvolvimento de projetos frontend e backend desde a concepção até chegar ao deploy, incluindo levantamento de requisitos com cliente, aquisição de domínio, configuração de DNS, subdomínios e conexão com bancos de dados. Sou entusiasta, fã e usuário do ecossistema Linux. </meta:user-defined>
  </office:meta>
</office:document-meta>
</file>